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TableQualityExpertise" style:family="table">
      <style:table-properties style:width="19.001cm" table:align="margins"/>
    </style:style>
    <style:style style:name="TableQualityExpertise.A" style:family="table-column">
      <style:table-column-properties style:column-width="9.5cm" style:rel-column-width="32767*"/>
    </style:style>
    <style:style style:name="TableQualityExpertise.B" style:family="table-column">
      <style:table-column-properties style:column-width="9.5cm" style:rel-column-width="32768*"/>
    </style:style>
    <style:style style:name="TableQualityExpertis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4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6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7" style:family="paragraph" style:parent-style-name="Standard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P28" style:family="paragraph" style:parent-style-name="Standard">
      <style:text-properties fo:color="#000000" fo:font-weight="normal" style:font-name-asian="Times New Roman2" style:font-weight-asian="normal" style:font-name-complex="Times New Roman2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31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fo:font-weight="bold" style:font-weight-asian="bold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19" style:family="text">
      <style:text-properties fo:color="#000000" style:font-name="Times New Roman"/>
    </style:style>
    <style:style style:name="T20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3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4" style:family="text">
      <style:text-properties style:text-line-through-style="none" style:text-underline-style="none" fo:font-weight="normal" style:font-weight-asian="normal" style:font-weight-complex="normal"/>
    </style:style>
    <style:style style:name="T25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1" style:family="text">
      <style:text-properties fo:language="en" fo:country="US" style:font-name-asian="Bookman Old Style" style:font-name-complex="Bookman Old Style"/>
    </style:style>
    <style:style style:name="T32" style:family="text">
      <style:text-properties style:font-name-asian="Bookman Old Style" style:font-name-complex="Bookman Old Style"/>
    </style:style>
    <style:style style:name="T33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13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P1"><text:s/><text:span text:style-name="T21">CARGO SURVEY REPORT </text:span></text:p>
      <text:p text:style-name="P1"><text:span text:style-name="T22">№ </text:span><text:span text:style-name="T23">{$Report}</text:span></text:p>
      <text:p text:style-name="P10">ОТЧЕТ ОБ ИНСПЕКЦИИ ГРУЗА </text:p>
      <text:p text:style-name="P1"><text:span text:style-name="T22">№ </text:span><text:span text:style-name="T23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4">{$inspection.actualSeal}</text:span><text:span text:style-name="T26"> </text:span></text:p>
          </table:table-cell>
          <table:table-cell table:style-name="Таблица2.A1" office:value-type="string">
            <text:p text:style-name="Standard">Пломба: <text:span text:style-name="T25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6">: {$actualCargoesEnglishName}</text:span></text:p>
          </table:table-cell>
          <table:table-cell table:style-name="Таблица2.A1" office:value-type="string">
            <text:p text:style-name="Standard">Груз<text:span text:style-name="T26">: <text:s/></text:span><text:span text:style-name="T29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27">{$voyage.vessel.name}</text:span></text:p>
            <text:p text:style-name="Standard"><text:span text:style-name="T30">Voyage date:</text:span><text:span text:style-name="T26"> </text:span><text:span text:style-name="T29">{$voyage.arrivalDate}</text:span></text:p>
          </table:table-cell>
          <table:table-cell table:style-name="Таблица2.A1" office:value-type="string">
            <text:p text:style-name="Standard">Судно: <text:span text:style-name="T30">{$voyage.vessel.name}</text:span></text:p>
            <text:p text:style-name="P9"><text:span text:style-name="T27">Дата рейса: </text:span><text:span text:style-name="T30">{$voyage.arrivalDat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6">{$billOfLadings}</text:span></text:p>
          </table:table-cell>
          <table:table-cell table:style-name="Таблица2.A1" office:value-type="string">
            <text:p text:style-name="Standard">Коносамент: <text:span text:style-name="T29">{$billOfLadings}</text:span></text:p>
          </table:table-cell>
        </table:table-row>
        <table:table-row>
          <table:table-cell table:style-name="Таблица2.A1" office:value-type="string">
            <text:p text:style-name="P28">Port and day of loading:</text:p>
            <text:p text:style-name="Standard"><text:span text:style-name="T15">{$loadingPort.englishName}</text:span><text:span text:style-name="T18"> </text:span></text:p>
            <text:p text:style-name="Standard">{$loadingDate} </text:p>
          </table:table-cell>
          <table:table-cell table:style-name="Таблица2.A1" office:value-type="string">
            <text:p text:style-name="P28">Порт и дата отгрузки:</text:p>
            <text:p text:style-name="P27">{$loadingPort.name}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28"><text:s/></text:span></text:p>
            <text:p text:style-name="P6">{$dischargePort.englishName}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2">{$orders}</text:span> <text:s/></text:p>
          </table:table-cell>
          <table:table-cell table:style-name="Таблица2.A1" office:value-type="string">
            <text:p text:style-name="Standard">Заказ №: <text:span text:style-name="T31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2">{$invoices}</text:span> <text:s/></text:p>
          </table:table-cell>
          <table:table-cell table:style-name="Таблица2.A1" office:value-type="string">
            <text:p text:style-name="Standard">Инвойс №: <text:span text:style-name="T31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6">: </text:span><text:span text:style-name="T24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5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6">: </text:span><text:span text:style-name="T24">{$inspection.surveyDate}</text:span></text:p>
          </table:table-cell>
          <table:table-cell table:style-name="Таблица2.A1" office:value-type="string">
            <text:p text:style-name="Standard"><text:span text:style-name="T28">Дата проведения инспекции: </text:span><text:span text:style-name="T25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Standard">{$inspection.<text:span text:style-name="T28">surveyPlace.englishName</text:span>}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ext:soft-page-break/>
        <table:table-row>
          <table:table-cell table:style-name="Таблица2.A1" office:value-type="string">
            <text:p text:style-name="Standard">Unloading on a warehouse/in a motor vehicle:</text:p>
            <text:p text:style-name="P18">{$inspection.unloadingPlaceEng}</text:p>
          </table:table-cell>
          <table:table-cell table:style-name="Таблица2.A1" office:value-type="string">
            <text:p text:style-name="Standard">Выгрузка на склад/в автомашину:</text:p>
            <text:p text:style-name="P18">{$inspection.unloadingPlace}</text:p>
          </table:table-cell>
        </table:table-row>
        <table:table-row>
          <table:table-cell table:style-name="Таблица2.A1" office:value-type="string">
            <text:p text:style-name="Standard">Type of packing:</text:p>
            <text:p text:style-name="P18">{$inspection.packageTypeEng}</text:p>
          </table:table-cell>
          <table:table-cell table:style-name="Таблица2.A1" office:value-type="string">
            <text:p text:style-name="Standard">Вид упаковки:</text:p>
            <text:p text:style-name="P18">{$inspection.packageType}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4"/>
          </table:table-cell>
          <table:table-cell table:style-name="TableStickerA4.A1" office:value-type="string">
            <text:p text:style-name="P14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4"/>
          </table:table-cell>
          <table:table-cell table:style-name="TableShippingMark.A1" office:value-type="string">
            <text:p text:style-name="P14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19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6">{$surveyPaper}</text:p>
          </table:table-cell>
          <table:table-cell table:style-name="Таблица4.A1" office:value-type="string">
            <text:p text:style-name="P16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28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19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15"/>
          </table:table-cell>
          <table:table-cell table:style-name="TableMeasurementTemperature.A3" office:value-type="string">
            <text:p text:style-name="P14"/>
          </table:table-cell>
          <table:table-cell table:style-name="TableMeasurementTemperature.C3" office:value-type="string">
            <text:p text:style-name="P14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20"/>
          </table:table-cell>
        </table:table-row>
        <table:table-row>
          <table:table-cell table:style-name="TableMobileThermoUnit.A2" office:value-type="string">
            <text:p text:style-name="P20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3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3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28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3">Нетто</text:span></text:p>
          </table:table-cell>
          <table:table-cell table:style-name="TableCargoAmount.G2" office:value-type="string">
            <text:p text:style-name="Standard"><text:span text:style-name="T28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19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><text:soft-page-break/></text:p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7">Defects / <text:span text:style-name="T33">Повреждения</text:span>:</text:p>
          </table:table-cell>
          <table:covered-table-cell/>
        </table:table-row>
        <table:table-row>
          <table:table-cell table:style-name="TableDefects.A2" office:value-type="string">
            <text:p text:style-name="P7">Calibre / <text:span text:style-name="T33">Калибр</text:span></text:p>
          </table:table-cell>
          <table:table-cell table:style-name="TableDefects.B2" office:value-type="string">
            <text:p text:style-name="P7">Package amount / <text:span text:style-name="T33">Упаковок</text:span></text:p>
          </table:table-cell>
        </table:table-row>
        <table:table-row>
          <table:table-cell table:style-name="TableDefects.A3" office:value-type="string">
            <text:p text:style-name="P14"/>
          </table:table-cell>
          <table:table-cell table:style-name="TableDefects.B3" office:value-type="string">
            <text:p text:style-name="P14"/>
          </table:table-cell>
        </table:table-row>
      </table:table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4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21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4"/>
          </table:table-cell>
          <table:table-cell table:style-name="TableRipeness.B3" office:value-type="string">
            <text:p text:style-name="P14"/>
          </table:table-cell>
          <table:table-cell table:style-name="TableRipeness.B3" office:value-type="string">
            <text:p text:style-name="P14"/>
          </table:table-cell>
          <table:table-cell table:style-name="TableRipeness.B3" office:value-type="string">
            <text:p text:style-name="P14"/>
          </table:table-cell>
          <table:table-cell table:style-name="TableRipeness.F3" office:value-type="string">
            <text:p text:style-name="P14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7">Condition of </text:span><text:span text:style-name="T16">Package</text:span><text:span text:style-name="T17">. </text:span></text:p>
            <text:p text:style-name="P18">{$inspection.packageStateEng}</text:p>
          </table:table-cell>
          <table:table-cell office:value-type="string">
            <text:p text:style-name="P22">Состояние упаковки:</text:p>
            <text:p text:style-name="P18">{$inspection.packageState}</text:p>
          </table:table-cell>
        </table:table-row>
        <table:table-row>
          <table:table-cell office:value-type="string">
            <text:p text:style-name="P17">InspectorConclusion:</text:p>
            <text:p text:style-name="P18">{$inspection.surveyorConclusionEng}</text:p>
          </table:table-cell>
          <table:table-cell office:value-type="string">
            <text:p text:style-name="P22">Заключение инспектора:</text:p>
            <text:p text:style-name="P18">{$inspection.surveyorConclusion}</text:p>
          </table:table-cell>
        </table:table-row>
      </table:table>
      <text:p text:style-name="P3"/>
      <text:p text:style-name="P3"/>
      <text:p text:style-name="P26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23">Pictures / <text:span text:style-name="T33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  <table:table table:name="TableQualityExpertise" table:style-name="TableQualityExpertise">
        <table:table-column table:style-name="TableQualityExpertise.A"/>
        <table:table-column table:style-name="TableQualityExpertise.B"/>
        <table:table-row>
          <table:table-cell table:style-name="TableQualityExpertise.A1" table:number-columns-spanned="2" office:value-type="string">
            <text:p text:style-name="P8">Quality expertise / Экспертиза качества</text:p>
          </table:table-cell>
          <table:covered-table-cell/>
        </table:table-row>
        <table:table-row>
          <table:table-cell table:style-name="TableQualityExpertise.A1" office:value-type="string">
            <text:p text:style-name="Table_20_Contents"/>
          </table:table-cell>
          <table:table-cell table:style-name="TableQualityExpertise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08T22:44:44.47</dc:date>
    <meta:editing-duration>P7DT19H40M21S</meta:editing-duration>
    <meta:editing-cycles>173</meta:editing-cycles>
    <meta:generator>LibreOffice/3.3$Win32 LibreOffice_project/330m19$Build-202</meta:generator>
    <meta:document-statistic meta:table-count="16" meta:image-count="1" meta:object-count="0" meta:page-count="4" meta:paragraph-count="119" meta:word-count="325" meta:character-count="3017"/>
  </office:meta>
</office:document-meta>
</file>